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fc2" officeooo:paragraph-rsid="00139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JAKOV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 </meta:initial-creator>
    <meta:creation-date>2016-02-19T13:24:33.555823241</meta:creation-date>
    <dc:date>2016-02-19T14:13:17.453840365</dc:date>
    <dc:creator>Dea </dc:creator>
    <meta:editing-duration>PT19S</meta:editing-duration>
    <meta:editing-cycles>2</meta:editing-cycles>
    <meta:generator>LibreOffice/5.0.3.2$Linux_x86 LibreOffice_project/00m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